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1.2264in"/>
    </style:style>
    <style:style style:name="Table1.B" style:family="table-column">
      <style:table-column-properties style:column-width="3.0319in"/>
    </style:style>
    <style:style style:name="Table1.C" style:family="table-column">
      <style:table-column-properties style:column-width="2.43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Heading_20_1">
      <style:paragraph-properties fo:break-before="page"/>
    </style:style>
    <style:style style:name="P30" style:family="paragraph" style:parent-style-name="Heading_20_3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nit of Account — One Pager</text:h>
      <text:p text:style-name="Text_20_body">The <text:span text:style-name="Strong_20_Emphasis">Unit of Account</text:span> is the standard numerical unit used to measure and express the value of goods, services, debts, and assets within an economy. It provides a <text:span text:style-name="Strong_20_Emphasis">common language of value</text:span> that enables people and institutions to compare prices, record transactions, and plan economically.</text:p>
      <text:p text:style-name="Text_20_body"><text:span text:style-name="Strong_20_Emphasis">Key Features:</text:span></text:p>
      <text:list xml:id="list5857373822791859200" text:style-name="L10">
        <text:list-item>
          <text:p text:style-name="P10"><text:span text:style-name="Strong_20_Emphasis">Standard Measure:</text:span> It creates a baseline for pricing and contracts.</text:p>
        </text:list-item>
        <text:list-item>
          <text:p text:style-name="P10"><text:span text:style-name="Strong_20_Emphasis">Stability Needed:</text:span> Fluctuations in its value (via inflation or deflation) reduce its usefulness.</text:p>
        </text:list-item>
        <text:list-item>
          <text:p text:style-name="P10"><text:span text:style-name="Strong_20_Emphasis">Universally Accepted:</text:span> Must be recognized widely within the economy to be effective.</text:p>
        </text:list-item>
        <text:list-item>
          <text:p text:style-name="P10"><text:span text:style-name="Strong_20_Emphasis">Divisible and Uniform:</text:span> Allows precise accounting across small and large scales.</text:p>
        </text:list-item>
      </text:list>
      <text:p text:style-name="Text_20_body"><text:span text:style-name="Strong_20_Emphasis">Why It Matters:</text:span></text:p>
      <text:list xml:id="list8389185360372826836" text:style-name="L11">
        <text:list-item>
          <text:p text:style-name="P11">Enables <text:span text:style-name="Strong_20_Emphasis">economic calculation</text:span> — comparing costs and benefits, profits and losses.</text:p>
        </text:list-item>
        <text:list-item>
          <text:p text:style-name="P11">Supports <text:span text:style-name="Strong_20_Emphasis">contractual obligations</text:span> by providing a clear monetary standard.</text:p>
        </text:list-item>
        <text:list-item>
          <text:p text:style-name="P11">Facilitates <text:span text:style-name="Strong_20_Emphasis">planning and investment</text:span> decisions by providing predictable price signals.</text:p>
        </text:list-item>
      </text:list>
      <text:p text:style-name="Text_20_body"><text:span text:style-name="Strong_20_Emphasis">Examples:</text:span></text:p>
      <text:list xml:id="list3529035502978443313" text:style-name="L12">
        <text:list-item>
          <text:p text:style-name="P12">The U.S. Dollar serves as the unit of account in the United States.</text:p>
        </text:list-item>
        <text:list-item>
          <text:p text:style-name="P12">In hyperinflationary economies, the unit of account breaks down, leading to barter or alternative currencies.</text:p>
        </text:list-item>
        <text:list-item>
          <text:p text:style-name="P12">Bitcoin currently struggles as a unit of account due to its volatility.</text:p>
        </text:list-item>
      </text:list>
      <text:p text:style-name="Horizontal_20_Line"/>
      <text:h text:style-name="Heading_20_1" text:outline-level="1">Unit of Account — In-Depth Malone University Treatment</text:h>
      <text:p text:style-name="Text_20_body"><text:span text:style-name="Strong_20_Emphasis">Unit of Account: The Backbone of Economic Measurement and Trust</text:span></text:p>
      <text:p text:style-name="Text_20_body">At Malone University, understanding the unit of account is crucial because it underpins <text:span text:style-name="Strong_20_Emphasis">how societies measure, communicate, and coordinate economic activity</text:span> — the foundation of all functioning markets and monetary systems.</text:p>
      <text:p text:style-name="Horizontal_20_Line"/>
      <text:h text:style-name="Heading_20_3" text:outline-level="3">1. The Unit of Account as the Language of Value</text:h>
      <text:p text:style-name="Text_20_body">Money moves value (medium of exchange), but without a consistent <text:span text:style-name="Strong_20_Emphasis">measure</text:span>, that movement is chaotic. The unit of account creates a <text:span text:style-name="Strong_20_Emphasis">shared economic language</text:span> so everyone—from consumers to multinational corporations—can understand what something is worth relative to everything else.</text:p>
      <text:p text:style-name="Text_20_body">This language enables:</text:p>
      <text:list xml:id="list4463600637202055299" text:style-name="L13">
        <text:list-item>
          <text:p text:style-name="P13">Clear pricing of goods and services.</text:p>
        </text:list-item>
        <text:list-item>
          <text:p text:style-name="P13">Accounting for profits, losses, and wealth.</text:p>
        </text:list-item>
        <text:list-item>
          <text:p text:style-name="P13">Formulation and enforcement of contracts.</text:p>
        </text:list-item>
        <text:list-item>
          <text:p text:style-name="P13"><text:soft-page-break/>Efficient allocation of resources.</text:p>
        </text:list-item>
      </text:list>
      <text:p text:style-name="Horizontal_20_Line"/>
      <text:h text:style-name="Heading_20_3" text:outline-level="3">2. Stability Is the Heartbeat of Measurement</text:h>
      <text:p text:style-name="Text_20_body">Economic calculation demands a <text:span text:style-name="Strong_20_Emphasis">stable unit of account</text:span>. Inflation or deflation introduce uncertainty that clouds decision-making:</text:p>
      <text:list xml:id="list12134256613029601" text:style-name="L14">
        <text:list-item>
          <text:p text:style-name="P14">Inflation erodes the purchasing power of money, making future costs unpredictable.</text:p>
        </text:list-item>
        <text:list-item>
          <text:p text:style-name="P14">Deflation can cause people to delay spending, freezing economic activity.</text:p>
        </text:list-item>
        <text:list-item>
          <text:p text:style-name="P14">This instability creates inefficiencies and risks that can spiral into economic crises.</text:p>
        </text:list-item>
      </text:list>
      <text:p text:style-name="Text_20_body">Thus, <text:span text:style-name="Strong_20_Emphasis">maintaining unit of account stability is a core goal of monetary policy</text:span>.</text:p>
      <text:p text:style-name="Horizontal_20_Line"/>
      <text:h text:style-name="Heading_20_3" text:outline-level="3">3. Complexity of Contracts and Economic Systems Depend on the Unit of Account</text:h>
      <text:p text:style-name="Text_20_body">Modern economies rely on complex, multi-year contracts, loans, and investments, all denominated in the unit of account. When that measure is unreliable:</text:p>
      <text:list xml:id="list2933982309079173143" text:style-name="L15">
        <text:list-item>
          <text:p text:style-name="P15">Parties add costly <text:span text:style-name="Strong_20_Emphasis">indexation clauses</text:span> or use foreign currencies.</text:p>
        </text:list-item>
        <text:list-item>
          <text:p text:style-name="P15">Credit availability contracts as lenders seek to avoid unpredictable repayment values.</text:p>
        </text:list-item>
        <text:list-item>
          <text:p text:style-name="P15">Economic growth suffers due to uncertainty and mistrust.</text:p>
        </text:list-item>
      </text:list>
      <text:p text:style-name="Horizontal_20_Line"/>
      <text:h text:style-name="Heading_20_3" text:outline-level="3">4. Challenges &amp; Innovations in the Digital Era</text:h>
      <text:p text:style-name="Text_20_body">Cryptocurrencies and digital currencies raise profound questions:</text:p>
      <text:list xml:id="list8436659627231971813" text:style-name="L16">
        <text:list-item>
          <text:p text:style-name="P16">Can highly volatile assets serve as reliable units of account?</text:p>
        </text:list-item>
        <text:list-item>
          <text:p text:style-name="P16">How can algorithmic or collateral-backed mechanisms create stable units?</text:p>
        </text:list-item>
        <text:list-item>
          <text:p text:style-name="P16">How do governance, transparency, and trust-building apply in decentralized or proprietary monetary systems like Malone Corporate Scrip?</text:p>
        </text:list-item>
      </text:list>
      <text:p text:style-name="Horizontal_20_Line"/>
      <text:h text:style-name="Heading_20_3" text:outline-level="3">5. Unit of Account as a Source of Economic Power</text:h>
      <text:p text:style-name="Text_20_body">Control over the unit of account means influence over economic incentives, wealth distribution, and policy effectiveness. Malone University students must recognize the <text:span text:style-name="Strong_20_Emphasis">unit of account as a strategic tool for empowerment or control</text:span>.</text:p>
      <text:p text:style-name="Horizontal_20_Line"/>
      <text:h text:style-name="Heading_20_3" text:outline-level="3">Final Malone University Reflection</text:h>
      <text:p text:style-name="Quotations">Mastery of the unit of account means mastering the very <text:span text:style-name="Strong_20_Emphasis">language of value</text:span>—the invisible structure upon which economic order depends.</text:p>
      <text:p text:style-name="Quotations"><text:soft-page-break/>As architects of new monetary systems, your challenge is to design units of account that provide <text:span text:style-name="Strong_20_Emphasis">clarity, trust, and resilience</text:span>, enabling sustainable economic coordination and social empowerment.</text:p>
      <text:p text:style-name="Text_20_body"/>
      <text:h text:style-name="P30" text:outline-level="3">Unit of Account — The Backbone of Economic Measurement and Coordination</text:h>
      <text:p text:style-name="Text_20_body">At Malone University, understanding <text:span text:style-name="Strong_20_Emphasis">Unit of Account</text:span> isn’t just a step in economic theory — it’s about grasping the fundamental way societies <text:span text:style-name="Strong_20_Emphasis">measure and communicate value</text:span> so they can cooperate, compete, and create wealth.</text:p>
      <text:p text:style-name="Horizontal_20_Line"/>
      <text:h text:style-name="Heading_20_4" text:outline-level="4">1. Why the Unit of Account Is More Than Just a Price Tag</text:h>
      <text:list xml:id="list9185192350923754107" text:style-name="L17">
        <text:list-item>
          <text:p text:style-name="P17">Money as a medium of exchange moves value around — but without a <text:span text:style-name="Strong_20_Emphasis">common measuring stick</text:span>, that value is meaningless.</text:p>
        </text:list-item>
        <text:list-item>
          <text:p text:style-name="P17">The unit of account creates a <text:span text:style-name="Strong_20_Emphasis">shared language</text:span> for economic actors — consumers, firms, governments — to express how much goods, services, and financial claims are worth relative to each other.</text:p>
        </text:list-item>
        <text:list-item>
          <text:p text:style-name="P17">This shared language enables everything from <text:span text:style-name="Strong_20_Emphasis">simple price tags</text:span> to <text:span text:style-name="Strong_20_Emphasis">complex financial instruments</text:span> and <text:span text:style-name="Strong_20_Emphasis">multi-year contracts</text:span>.</text:p>
        </text:list-item>
      </text:list>
      <text:p text:style-name="Horizontal_20_Line"/>
      <text:h text:style-name="Heading_20_4" text:outline-level="4">2. Economic Calculation Requires a Reliable Unit of Account</text:h>
      <text:list xml:id="list8180194837413415080" text:style-name="L18">
        <text:list-item>
          <text:p text:style-name="P18">In any market or economy, actors <text:span text:style-name="Strong_20_Emphasis">calculate costs, profits, losses, and risk</text:span> based on prices expressed in the unit of account.</text:p>
        </text:list-item>
        <text:list-item>
          <text:p text:style-name="P18">Without a stable unit of account, economic signals become noisy or distorted:</text:p>
          <text:list>
            <text:list-item>
              <text:p text:style-name="P18">Businesses hesitate to invest when prices fluctuate unpredictably.</text:p>
            </text:list-item>
            <text:list-item>
              <text:p text:style-name="P18">Workers and consumers struggle to plan budgets or savings.</text:p>
            </text:list-item>
            <text:list-item>
              <text:p text:style-name="P18">Credit contracts become risky, leading to credit crunches or defaults.</text:p>
            </text:list-item>
          </text:list>
        </text:list-item>
      </text:list>
      <text:p text:style-name="Horizontal_20_Line"/>
      <text:h text:style-name="Heading_20_4" text:outline-level="4">3. Stability Is the Holy Grail — But It’s Hard to Achieve</text:h>
      <text:list xml:id="list6264229124662267464" text:style-name="L19">
        <text:list-item>
          <text:p text:style-name="P19"><text:span text:style-name="Strong_20_Emphasis">Inflation</text:span> destroys the unit of account’s usefulness by eroding the purchasing power of the money measure.</text:p>
        </text:list-item>
        <text:list-item>
          <text:p text:style-name="P19"><text:span text:style-name="Strong_20_Emphasis">Deflation</text:span>, on the other hand, can freeze prices, delay spending, and create debt traps — also harmful to economic coordination.</text:p>
        </text:list-item>
        <text:list-item>
          <text:p text:style-name="P19">Central banks target <text:span text:style-name="Strong_20_Emphasis">stable inflation (around 2%)</text:span> precisely because a <text:span text:style-name="Strong_20_Emphasis">predictable unit of account</text:span> fuels economic growth and trust.</text:p>
        </text:list-item>
        <text:list-item>
          <text:p text:style-name="P19">Malone University students should think critically:</text:p>
          <text:list>
            <text:list-item>
              <text:p text:style-name="P19">How does monetary policy maintain or fail to maintain stability?</text:p>
            </text:list-item>
            <text:list-item>
              <text:p text:style-name="P19">How do expectations about future inflation impact today’s prices and contracts?</text:p>
            </text:list-item>
          </text:list>
        </text:list-item>
      </text:list>
      <text:p text:style-name="Horizontal_20_Line"/>
      <text:h text:style-name="Heading_20_4" text:outline-level="4">4. Complexity of Contracts and Accounting Relies on the Unit of Account</text:h>
      <text:list xml:id="list8051425583717326476" text:style-name="L20">
        <text:list-item>
          <text:p text:style-name="P20">Modern economies run on <text:span text:style-name="Strong_20_Emphasis">contracts</text:span>: loans, wages, rents, insurance policies, futures, and <text:soft-page-break/>derivatives.</text:p>
        </text:list-item>
        <text:list-item>
          <text:p text:style-name="P20">These require a <text:span text:style-name="Strong_20_Emphasis">precise, trusted unit of account</text:span> to express obligations over time.</text:p>
        </text:list-item>
        <text:list-item>
          <text:p text:style-name="P20">When the unit of account is unstable, actors often resort to:</text:p>
          <text:list>
            <text:list-item>
              <text:p text:style-name="P20"><text:span text:style-name="Strong_20_Emphasis">Indexation</text:span> (linking contracts to inflation measures or foreign currencies), which adds complexity and potential inefficiencies.</text:p>
            </text:list-item>
            <text:list-item>
              <text:p text:style-name="P20"><text:span text:style-name="Strong_20_Emphasis">Dual pricing</text:span> or parallel currencies, which can fragment markets and undermine policy effectiveness.</text:p>
            </text:list-item>
          </text:list>
        </text:list-item>
      </text:list>
      <text:p text:style-name="Horizontal_20_Line"/>
      <text:h text:style-name="Heading_20_4" text:outline-level="4">5. Digital Money and the New Frontiers of Unit of Account</text:h>
      <text:list xml:id="list1848815192723548997" text:style-name="L21">
        <text:list-item>
          <text:p text:style-name="P21">Emerging technologies like cryptocurrencies challenge traditional units of account because of their <text:span text:style-name="Strong_20_Emphasis">volatility and fragmentation</text:span>.</text:p>
        </text:list-item>
        <text:list-item>
          <text:p text:style-name="P21">Malone Corporate Scrip (MCS) and programmable digital currencies must ensure their unit of account is:</text:p>
          <text:list>
            <text:list-item>
              <text:p text:style-name="P21"><text:span text:style-name="Strong_20_Emphasis">Stable enough</text:span> to facilitate trust and contracts.</text:p>
            </text:list-item>
            <text:list-item>
              <text:p text:style-name="P21"><text:span text:style-name="Strong_20_Emphasis">Flexible enough</text:span> to integrate with existing systems or evolve with economic conditions.</text:p>
            </text:list-item>
          </text:list>
        </text:list-item>
        <text:list-item>
          <text:p text:style-name="P21">Questions for innovators:</text:p>
          <text:list>
            <text:list-item>
              <text:p text:style-name="P21">How do you build algorithmic stability mechanisms or backing reserves?</text:p>
            </text:list-item>
            <text:list-item>
              <text:p text:style-name="P21">Can your unit of account adjust to shocks without destroying trust?</text:p>
            </text:list-item>
            <text:list-item>
              <text:p text:style-name="P21">What role do governance and transparency play in maintaining credibility?</text:p>
            </text:list-item>
          </text:list>
        </text:list-item>
      </text:list>
      <text:p text:style-name="Horizontal_20_Line"/>
      <text:h text:style-name="Heading_20_4" text:outline-level="4">6. The Unit of Account and Power Dynamics</text:h>
      <text:list xml:id="list1755435441987934134" text:style-name="L22">
        <text:list-item>
          <text:p text:style-name="P22">Whoever controls the unit of account wields <text:span text:style-name="Strong_20_Emphasis">enormous economic and political power</text:span>:</text:p>
          <text:list>
            <text:list-item>
              <text:p text:style-name="P22">It shapes who can borrow and lend, invest and consume.</text:p>
            </text:list-item>
            <text:list-item>
              <text:p text:style-name="P22">It influences wealth distribution through inflation tax or deflation effects.</text:p>
            </text:list-item>
            <text:list-item>
              <text:p text:style-name="P22">It governs the <text:span text:style-name="Strong_20_Emphasis">rules of the economic game</text:span> by setting the terms for contracts and enforcement.</text:p>
            </text:list-item>
          </text:list>
        </text:list-item>
      </text:list>
      <text:p text:style-name="Horizontal_20_Line"/>
      <text:h text:style-name="Heading_20_3" text:outline-level="3">Deep Malone University Reflection</text:h>
      <text:p text:style-name="Quotations">The unit of account is the <text:span text:style-name="Strong_20_Emphasis">unsung hero</text:span> of monetary systems — invisible but omnipresent.</text:p>
      <text:p text:style-name="Quotations">It is the metric that turns a cacophony of goods, services, and promises into a symphony of economic coordination.</text:p>
      <text:p text:style-name="Quotations">As future architects of new monetary regimes, you must design units of account that not only measure value but also <text:span text:style-name="Strong_20_Emphasis">embody stability, trust, and fairness</text:span> — creating a foundation for sustainable prosperity and empowerment.</text:p>
      <text:h text:style-name="Heading_20_2" text:outline-level="2"><text:soft-page-break/>Unit of Account — The Measure of Economic Reality</text:h>
      <text:h text:style-name="Heading_20_3" text:outline-level="3">What Is a Unit of Account?</text:h>
      <text:list xml:id="list6037267102118283076" text:style-name="L23">
        <text:list-item>
          <text:p text:style-name="P23">It’s the <text:span text:style-name="Strong_20_Emphasis">standard numerical unit</text:span> used to price goods, services, assets, and liabilities.</text:p>
        </text:list-item>
        <text:list-item>
          <text:p text:style-name="P23">It lets everyone <text:span text:style-name="Strong_20_Emphasis">speak the same economic language</text:span> by providing a common measure of value.</text:p>
        </text:list-item>
        <text:list-item>
          <text:p text:style-name="P23">Without it, you can’t meaningfully compare or calculate costs, profits, or debts.</text:p>
        </text:list-item>
      </text:list>
      <text:p text:style-name="Horizontal_20_Line"/>
      <text:h text:style-name="Heading_20_3" text:outline-level="3">Why Unit of Account Matters</text:h>
      <text:list xml:id="list5380570755699046445" text:style-name="L24">
        <text:list-item>
          <text:p text:style-name="P24">Imagine if every store priced apples differently — some in hours of work, some in bottles of water, some in different currencies.</text:p>
        </text:list-item>
        <text:list-item>
          <text:p text:style-name="P24">You’d have chaos, and <text:span text:style-name="Strong_20_Emphasis">economic calculation would be impossible</text:span>.</text:p>
        </text:list-item>
        <text:list-item>
          <text:p text:style-name="P24">A reliable unit of account makes economic coordination, planning, and accounting <text:span text:style-name="Strong_20_Emphasis">possible at scale</text:span>.</text:p>
        </text:list-item>
      </text:list>
      <text:p text:style-name="Horizontal_20_Line"/>
      <text:h text:style-name="Heading_20_3" text:outline-level="3">How It Emerges From Medium of Exchange</text:h>
      <text:list xml:id="list777082300078971841" text:style-name="L25">
        <text:list-item>
          <text:p text:style-name="P25">The unit of account is not arbitrary; it <text:span text:style-name="Strong_20_Emphasis">flows naturally from the medium of exchange</text:span> — the currency that everyone trusts and uses.</text:p>
        </text:list-item>
        <text:list-item>
          <text:p text:style-name="P25">Because money is the medium used in trade, it also becomes the <text:span text:style-name="Strong_20_Emphasis">yardstick</text:span> to express prices and debts.</text:p>
        </text:list-item>
      </text:list>
      <text:p text:style-name="Horizontal_20_Line"/>
      <text:h text:style-name="Heading_20_3" text:outline-level="3">Key Properties of a Good Unit of Account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roperty</text:p>
            </table:table-cell>
            <table:table-cell table:style-name="Table1.A1" office:value-type="string">
              <text:p text:style-name="Table_20_Heading">Explanation</text:p>
            </table:table-cell>
            <table:table-cell table:style-name="Table1.A1" office:value-type="string">
              <text:p text:style-name="Table_20_Heading">Example/Insigh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tability</text:span></text:p>
          </table:table-cell>
          <table:table-cell table:style-name="Table1.A1" office:value-type="string">
            <text:p text:style-name="Table_20_Contents">Must have relatively stable value over time.</text:p>
          </table:table-cell>
          <table:table-cell table:style-name="Table1.A1" office:value-type="string">
            <text:p text:style-name="Table_20_Contents">High inflation destroys usefulnes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ivisibility</text:span></text:p>
          </table:table-cell>
          <table:table-cell table:style-name="Table1.A1" office:value-type="string">
            <text:p text:style-name="Table_20_Contents">Can express small or large amounts precisely.</text:p>
          </table:table-cell>
          <table:table-cell table:style-name="Table1.A1" office:value-type="string">
            <text:p text:style-name="Table_20_Contents">Enables detailed contracts and accounting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niversality</text:span></text:p>
          </table:table-cell>
          <table:table-cell table:style-name="Table1.A1" office:value-type="string">
            <text:p text:style-name="Table_20_Contents">Accepted and understood widely within the economy.</text:p>
          </table:table-cell>
          <table:table-cell table:style-name="Table1.A1" office:value-type="string">
            <text:p text:style-name="Table_20_Contents">Dollar in the US, Euro in the EU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andardization</text:span></text:p>
          </table:table-cell>
          <table:table-cell table:style-name="Table1.A1" office:value-type="string">
            <text:p text:style-name="Table_20_Contents">Uniform measurement ensures clear communication.</text:p>
          </table:table-cell>
          <table:table-cell table:style-name="Table1.A1" office:value-type="string">
            <text:p text:style-name="Table_20_Contents">Everyone agrees what a “dollar” means.</text:p>
          </table:table-cell>
        </table:table-row>
      </table:table>
      <text:p text:style-name="Horizontal_20_Line"/>
      <text:h text:style-name="Heading_20_3" text:outline-level="3">Real-World Impact</text:h>
      <text:list xml:id="list5944297594872254045" text:style-name="L26">
        <text:list-item>
          <text:p text:style-name="P26"><text:span text:style-name="Strong_20_Emphasis">Inflation and unit of account instability</text:span>: When prices fluctuate wildly, people lose confidence in the unit of account. Contracts become risky; businesses hesitate to invest.</text:p>
        </text:list-item>
        <text:list-item>
          <text:p text:style-name="P26"><text:span text:style-name="Strong_20_Emphasis">Indexation</text:span>: To protect contracts from inflation, wages or rents may be indexed to a stable measure, but this adds complexity.</text:p>
        </text:list-item>
        <text:list-item>
          <text:p text:style-name="P26"><text:soft-page-break/><text:span text:style-name="Strong_20_Emphasis">Cryptocurrency challenge</text:span>: Bitcoin’s volatility makes it a poor unit of account currently — prices in BTC swing wildly, confusing trade and contracts.</text:p>
        </text:list-item>
      </text:list>
      <text:p text:style-name="Horizontal_20_Line"/>
      <text:h text:style-name="Heading_20_3" text:outline-level="3">Strategic Insight for Malone University Students</text:h>
      <text:list xml:id="list3185388501520163717" text:style-name="L27">
        <text:list-item>
          <text:p text:style-name="P27">When designing or reforming currency systems (like Malone Corporate Scrip or digital money), ensure the <text:span text:style-name="Strong_20_Emphasis">unit of account role is clear and reliable</text:span>.</text:p>
        </text:list-item>
        <text:list-item>
          <text:p text:style-name="P27">Think beyond just exchange — how will prices be expressed and understood?</text:p>
        </text:list-item>
        <text:list-item>
          <text:p text:style-name="P27">Can your currency support contracts, loans, and accounting with minimal friction?</text:p>
        </text:list-item>
        <text:list-item>
          <text:p text:style-name="P27">How do you maintain stability, or protect against instability, to preserve trust?</text:p>
        </text:list-item>
      </text:list>
      <text:p text:style-name="Horizontal_20_Line"/>
      <text:h text:style-name="Heading_20_3" text:outline-level="3">Linking to What’s Next</text:h>
      <text:list xml:id="list2960109857514266179" text:style-name="L28">
        <text:list-item>
          <text:p text:style-name="P28">The unit of account is the bridge between <text:span text:style-name="Strong_20_Emphasis">trade (medium of exchange)</text:span> and <text:span text:style-name="Strong_20_Emphasis">value storage &amp; measurement (store of value, standard of deferred payment)</text:span>.</text:p>
        </text:list-item>
        <text:list-item>
          <text:p text:style-name="P28">Mastering it prepares you to understand <text:span text:style-name="Strong_20_Emphasis">price signals</text:span>, <text:span text:style-name="Strong_20_Emphasis">inflation dynamics</text:span>, and <text:span text:style-name="Strong_20_Emphasis">monetary policy</text:span> impact on real economic decisions.</text:p>
        </text:list-item>
      </text:list>
      <text:p text:style-name="Horizontal_20_Line"/>
      <text:h text:style-name="Heading_20_3" text:outline-level="3">Malone University Core Takeaway</text:h>
      <text:p text:style-name="Quotations"><text:span text:style-name="Strong_20_Emphasis">Unit of account transforms money from a simple tool of exchange into a universal language of value. It enables economic actors to calculate, plan, and build trust through transparent pricing and contracts.</text:span></text:p>
      <text:p text:style-name="Quotations">Without a stable unit of account, economic calculation falters — and so does trust in any monetary system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0S</meta:editing-duration>
    <meta:editing-cycles>3</meta:editing-cycles>
    <meta:generator>OpenOffice/4.1.15$Win32 OpenOffice.org_project/4115m2$Build-9813</meta:generator>
    <dc:date>2025-07-31T18:38:10.16</dc:date>
    <dc:creator>Joseph Malone</dc:creator>
    <meta:document-statistic meta:table-count="1" meta:image-count="0" meta:object-count="0" meta:page-count="7" meta:paragraph-count="132" meta:word-count="1680" meta:character-count="10770"/>
    <meta:user-defined meta:name="Info 1"/>
    <meta:user-defined meta:name="Info 2"/>
    <meta:user-defined meta:name="Info 3"/>
    <meta:user-defined meta:name="Info 4"/>
  </office:meta>
</office:document-meta>
</file>